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673in"/>
    </style:style>
    <style:style style:name="co9" style:family="table-column">
      <style:table-column-properties fo:break-before="auto" style:column-width="0.798in"/>
    </style:style>
    <style:style style:name="co10" style:family="table-column">
      <style:table-column-properties fo:break-before="auto" style:column-width="0.3673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8165in"/>
    </style:style>
    <style:style style:name="co13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$I$2:.$I$30])" table:allow-empty-cell="true" table:display-list="unsorted" table:base-cell-address="'zi_parts-WIP'.D2">
          <table:error-message table:message-type="stop" table:display="true"/>
        </table:content-validation>
        <table:content-validation table:name="val2" table:base-cell-address="'zi_parts-WIP'.D1">
          <table:error-message table:message-type="stop" table:display="true"/>
        </table:content-validation>
        <table:content-validation table:name="val3" table:condition="of:cell-content-is-in-list([.$I$2:.$I$36])" table:allow-empty-cell="true" table:display-list="unsorted" table:base-cell-address="zi_parts_20240120.D78">
          <table:error-message table:message-type="stop" table:display="true"/>
        </table:content-validation>
      </table:content-validations>
      <table:table table:name="zi_parts-WI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table:number-columns-repeated="2"/>
          <table:table-cell table:style-name="ce9" table:content-validation-name="val2" office:value-type="string" calcext:value-type="string">
            <text:p>earth</text:p>
          </table:table-cell>
          <table:table-cell table:style-name="ce8"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讠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1" office:value-type="string" calcext:value-type="string">
            <text:p>heave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辵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辶 </text:p>
          </table:table-cell>
          <table:table-cell table:content-validation-name="val1"/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𨸏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阝</text:p>
          </table:table-cell>
          <table:table-cell table:content-validation-name="val1"/>
          <table:table-cell/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纟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酉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攴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攵 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刀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户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車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车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马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罒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网</text:p>
          </table:table-cell>
          <table:table-cell table:content-validation-name="val1" office:value-type="string" calcext:value-type="string">
            <text:p>society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1"/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鱼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歺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歹 </text:p>
          </table:table-cell>
          <table:table-cell table:content-validation-name="val1"/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瓦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饣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鸟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黑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弓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斤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厂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頁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页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齒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齿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立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1"/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貝</text:p>
          </table:table-cell>
          <table:table-cell table:style-name="Default"/>
          <table:table-cell office:value-type="string" calcext:value-type="string">
            <text:p>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 table:number-rows-repeated="1048288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</table:table>
      <table:table table:name="zi_parts_2024012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3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inyin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comment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3" office:value-type="string" calcext:value-type="string">
            <text:p>heaven</text:p>
          </table:table-cell>
          <table:table-cell table:style-name="ce5" table:number-columns-repeated="2"/>
          <table:table-cell table:style-name="ce10" table:number-columns-repeated="16378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9" table:content-validation-name="val2" office:value-type="string" calcext:value-type="string">
            <text:p>ear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风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云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电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天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1">
          <table:table-cell table:number-columns-repeated="3"/>
          <table:table-cell table:content-validation-name="val3"/>
          <table:table-cell table:number-columns-repeated="4"/>
          <table:table-cell table:style-name="ce2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水</text:p>
          </table:table-cell>
          <table:table-cell table:number-columns-repeated="2"/>
          <table:table-cell table:content-validation-name="val3" office:value-type="string" calcext:value-type="string">
            <text:p>eart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川</text:p>
          </table:table-cell>
          <table:table-cell/>
          <table:table-cell table:style-name="ce3" office:value-type="string" calcext:value-type="string">
            <text:p>巛 </text:p>
          </table:table-cell>
          <table:table-cell table:content-validation-name="val3" office:value-type="string" calcext:value-type="string">
            <text:p>earth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才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4"/>
          <table:table-cell office:value-type="string" calcext:value-type="string">
            <text:p><text:s/>space-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unit-of-measu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豆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坙</text:p>
          </table:table-cell>
          <table:table-cell table:style-name="Default" table:number-columns-repeated="2"/>
          <table:table-cell table:content-validation-name="val3" office:value-type="string" calcext:value-type="string">
            <text:p>plant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table:number-columns-repeated="3"/>
          <table:table-cell table:content-validation-name="val3"/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/>
          <table:table-cell office:value-type="string" calcext:value-type="string">
            <text:p>饣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丸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龙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/>
          <table:table-cell table:style-name="ce9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馬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鱼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魚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鸟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鳥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飞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3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龟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生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自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>
            <text:p>人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爪</text:p>
          </table:table-cell>
          <table:table-cell/>
          <table:table-cell office:value-type="string" calcext:value-type="string">
            <text:p><text:s/>爫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头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/>
          <table:table-cell office:value-type="string" calcext:value-type="string">
            <text:p>讠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牙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齿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齒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见</text:p>
          </table:table-cell>
          <table:table-cell/>
          <table:table-cell office:value-type="string" calcext:value-type="string">
            <text:p>見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页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頁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面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彡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身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坐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肉</text:p>
          </table:table-cell>
          <table:table-cell table:style-name="Default"/>
          <table:table-cell table:style-name="Default" office:value-type="string" calcext:value-type="string">
            <text:p>月</text:p>
          </table:table-cell>
          <table:table-cell table:content-validation-name="val3" office:value-type="string" calcext:value-type="string">
            <text:p>human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血</text:p>
          </table:table-cell>
          <table:table-cell table:style-name="Default" table:number-columns-repeated="2"/>
          <table:table-cell table:content-validation-name="val3" office:value-type="string" calcext:value-type="string">
            <text:p>human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皮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革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王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兄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母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氏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门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户</text:p>
          </table:table-cell>
          <table:table-cell/>
          <table:table-cell office:value-type="string" calcext:value-type="string">
            <text:p>戶</text:p>
          </table:table-cell>
          <table:table-cell table:content-validation-name="val3" office:value-type="string" calcext:value-type="string">
            <text:p>society</text:p>
          </table:table-cell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o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capit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palac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区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distri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cit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乡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townshi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5"/>
          <table:table-cell office:value-type="string" calcext:value-type="string">
            <text:p>county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司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/>
          <table:table-cell office:value-type="string" calcext:value-type="string">
            <text:p>纟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贝</text:p>
          </table:table-cell>
          <table:table-cell table:style-name="Default"/>
          <table:table-cell office:value-type="string" calcext:value-type="string">
            <text:p>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币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兵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士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匕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戈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车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車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网</text:p>
          </table:table-cell>
          <table:table-cell/>
          <table:table-cell office:value-type="string" calcext:value-type="string">
            <text:p>罒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井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乐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文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字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句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黑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青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o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tw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三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thre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四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fou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五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fiv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六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si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sev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eigh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ni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t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百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hundr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万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Ten-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亿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One-hundred-mill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兆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5"/>
          <table:table-cell office:value-type="string" calcext:value-type="string">
            <text:p>One-trillion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阴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ying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阳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yang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乾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qia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3.4713in" draw:caption-point-x="-0.2402in" draw:caption-point-y="0.5945in">
              <dc:date>2024-01-22T00:00:00</dc:date>
              <text:p text:style-name="P1"><text:span text:style-name="T1">代表天，象征着刚健、坚强、高明</text:span></text:p>
            </office:annotation>
            <text:p>天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坤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ku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3.672in" draw:caption-point-x="-0.2402in" draw:caption-point-y="0.5945in">
              <dc:date>2024-01-22T00:00:00</dc:date>
              <text:p text:style-name="P1"><text:span text:style-name="T1">代表地，象征着柔顺、和谐、包容</text:span></text:p>
            </office:annotation>
            <text:p>地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坎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ka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3.8728in" draw:caption-point-x="-0.2402in" draw:caption-point-y="0.5945in">
              <dc:date>2024-01-22T00:00:00</dc:date>
              <text:p text:style-name="P1"><text:span text:style-name="T1">代表水，象征着智慧、深邃、变通</text:span></text:p>
            </office:annotation>
            <text:p>水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离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li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4.0732in" draw:caption-point-x="-0.2402in" draw:caption-point-y="0.5945in">
              <dc:date>2024-01-22T00:00:00</dc:date>
              <text:p text:style-name="P1"><text:span text:style-name="T1">代表火，象征着明亮、热情、活力</text:span></text:p>
            </office:annotation>
            <text:p>火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震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zhe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4.274in" draw:caption-point-x="-0.2402in" draw:caption-point-y="0.5945in">
              <dc:date>2024-01-22T00:00:00</dc:date>
              <text:p text:style-name="P1"><text:span text:style-name="T1">代表雷，象征着刚强、激烈、爆发</text:span></text:p>
            </office:annotation>
            <text:p>雷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艮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ge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4.4748in" draw:caption-point-x="-0.2402in" draw:caption-point-y="0.5945in">
              <dc:date>2024-01-22T00:00:00</dc:date>
              <text:p text:style-name="P1"><text:span text:style-name="T1">代表山，象征着稳固、厚重、坚实</text:span></text:p>
            </office:annotation>
            <text:p>山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巽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xu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4.6756in" draw:caption-point-x="-0.2402in" draw:caption-point-y="0.5945in">
              <dc:date>2024-01-22T00:00:00</dc:date>
              <text:p text:style-name="P1"><text:span text:style-name="T1">代表风，象征着柔和、变通、包容</text:span></text:p>
            </office:annotation>
            <text:p>风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兑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3"/>
          <table:table-cell table:style-name="ce3" office:value-type="string" calcext:value-type="string">
            <text:p>dui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7in" svg:y="34.876in" draw:caption-point-x="-0.2402in" draw:caption-point-y="0.5945in">
              <dc:date>2024-01-22T00:00:00</dc:date>
              <text:p text:style-name="P1"><text:span text:style-name="T1">代表泽，象征着明亮、和谐、圆满</text:span></text:p>
            </office:annotation>
            <text:p>泽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丈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两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2"/>
          <table:table-cell table:content-validation-name="val3" office:value-type="string" calcext:value-type="string">
            <text:p><text:s/>unit-of-measur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时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分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秒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日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月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年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春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夏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秋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冬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今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2">
          <table:table-cell table:style-name="ce3" office:value-type="string" calcext:value-type="string">
            <text:p>甲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jiǎ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乙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y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丙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bǐ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丁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dī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戊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wù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己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j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庚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gē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辛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xīn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壬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rén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癸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gu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子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z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Nov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丑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cho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Dec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寅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yi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anunar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卯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mao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Feb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辰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che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Marc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巳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s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April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午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w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Ma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未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we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une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申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she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ul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酉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yo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Aug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戌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x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Sep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亥 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 office:value-type="string" calcext:value-type="string">
            <text:p>ha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Oct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/>
          <table:table-cell table:content-validation-name="val3"/>
          <table:table-cell table:number-columns-repeated="3"/>
          <table:table-cell table:style-name="ce3"/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东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/>
          <table:table-cell/>
          <table:table-cell table:style-name="ce3"/>
          <table:table-cell office:value-type="string" calcext:value-type="string">
            <text:p>Ea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南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/>
          <table:table-cell/>
          <table:table-cell table:style-name="ce3"/>
          <table:table-cell office:value-type="string" calcext:value-type="string">
            <text:p>Sou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西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/>
          <table:table-cell/>
          <table:table-cell table:style-name="ce3"/>
          <table:table-cell office:value-type="string" calcext:value-type="string">
            <text:p>We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北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/>
          <table:table-cell/>
          <table:table-cell table:style-name="ce3"/>
          <table:table-cell office:value-type="string" calcext:value-type="string">
            <text:p>Nor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中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 table:number-columns-repeated="3"/>
          <table:table-cell table:style-name="ce3"/>
          <table:table-cell/>
          <table:table-cell table:style-name="ce3"/>
          <table:table-cell office:value-type="string" calcext:value-type="string">
            <text:p>Cent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table:content-validation-name="val3" office:value-type="string" calcext:value-type="string">
            <text:p><text:s/>space-ti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4"/>
          <table:table-cell/>
          <table:table-cell table:style-name="ce3"/>
          <table:table-cell table:number-columns-repeated="16374"/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广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共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不不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少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癶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易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正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3"/>
          <table:table-cell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歺</text:p>
          </table:table-cell>
          <table:table-cell table:number-columns-repeated="2"/>
          <table:table-cell table:content-validation-name="val3"/>
          <table:table-cell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3"/>
          <table:table-cell/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辵</text:p>
          </table:table-cell>
          <table:table-cell/>
          <table:table-cell office:value-type="string" calcext:value-type="string">
            <text:p>走</text:p>
          </table:table-cell>
          <table:table-cell table:content-validation-name="val3"/>
          <table:table-cell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𨸏</text:p>
          </table:table-cell>
          <table:table-cell table:number-columns-repeated="2"/>
          <table:table-cell table:content-validation-name="val3"/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髟</text:p>
          </table:table-cell>
          <table:table-cell table:number-columns-repeated="2"/>
          <table:table-cell table:content-validation-name="val3"/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3"/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匚</text:p>
          </table:table-cell>
          <table:table-cell/>
          <table:table-cell table:style-name="Default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/>
          <table:table-cell table:number-columns-repeated="16380"/>
        </table:table-row>
        <table:table-row table:style-name="ro1" table:number-rows-repeated="1048128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</table:table>
      <table:table table:name="Sheet2" table:style-name="ta1">
        <table:table-column table:style-name="co13" table:default-cell-style-name="Default"/>
        <table:table-row table:style-name="ro1">
          <table:table-cell office:value-type="string" calcext:value-type="string">
            <text:p>zi_part</text:p>
          </table:table-cell>
        </table:table-row>
        <table:table-row table:style-name="ro1"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丂</text:p>
          </table:table-cell>
        </table:table-row>
        <table:table-row table:style-name="ro1"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丄</text:p>
          </table:table-cell>
        </table:table-row>
        <table:table-row table:style-name="ro1">
          <table:table-cell office:value-type="string" calcext:value-type="string">
            <text:p>丌</text:p>
          </table:table-cell>
        </table:table-row>
        <table:table-row table:style-name="ro1">
          <table:table-cell office:value-type="string" calcext:value-type="string">
            <text:p>且</text:p>
          </table:table-cell>
        </table:table-row>
        <table:table-row table:style-name="ro1">
          <table:table-cell office:value-type="string" calcext:value-type="string">
            <text:p>丵</text:p>
          </table:table-cell>
        </table:table-row>
        <table:table-row table:style-name="ro1">
          <table:table-cell office:value-type="string" calcext:value-type="string">
            <text:p>丶</text:p>
          </table:table-cell>
        </table:table-row>
        <table:table-row table:style-name="ro1">
          <table:table-cell office:value-type="string" calcext:value-type="string">
            <text:p>丹</text:p>
          </table:table-cell>
        </table:table-row>
        <table:table-row table:style-name="ro1">
          <table:table-cell office:value-type="string" calcext:value-type="string">
            <text:p>丿</text:p>
          </table:table-cell>
        </table:table-row>
        <table:table-row table:style-name="ro1">
          <table:table-cell office:value-type="string" calcext:value-type="string">
            <text:p>乀</text:p>
          </table:table-cell>
        </table:table-row>
        <table:table-row table:style-name="ro1">
          <table:table-cell office:value-type="string" calcext:value-type="string">
            <text:p>乑</text:p>
          </table:table-cell>
        </table:table-row>
        <table:table-row table:style-name="ro1">
          <table:table-cell office:value-type="string" calcext:value-type="string">
            <text:p>㐆</text:p>
          </table:table-cell>
        </table:table-row>
        <table:table-row table:style-name="ro1"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习</text:p>
          </table:table-cell>
        </table:table-row>
        <table:table-row table:style-name="ro1"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云</text:p>
          </table:table-cell>
        </table:table-row>
        <table:table-row table:style-name="ro1">
          <table:table-cell office:value-type="string" calcext:value-type="string">
            <text:p>亣</text:p>
          </table:table-cell>
        </table:table-row>
        <table:table-row table:style-name="ro1">
          <table:table-cell office:value-type="string" calcext:value-type="string">
            <text:p>京</text:p>
          </table:table-cell>
        </table:table-row>
        <table:table-row table:style-name="ro1">
          <table:table-cell office:value-type="string" calcext:value-type="string">
            <text:p>㐭</text:p>
          </table:table-cell>
        </table:table-row>
        <table:table-row table:style-name="ro1">
          <table:table-cell office:value-type="string" calcext:value-type="string">
            <text:p>亻</text:p>
          </table:table-cell>
        </table:table-row>
        <table:table-row table:style-name="ro1">
          <table:table-cell office:value-type="string" calcext:value-type="string">
            <text:p>亾</text:p>
          </table:table-cell>
        </table:table-row>
        <table:table-row table:style-name="ro1">
          <table:table-cell office:value-type="string" calcext:value-type="string">
            <text:p>仌</text:p>
          </table:table-cell>
        </table:table-row>
        <table:table-row table:style-name="ro1">
          <table:table-cell office:value-type="string" calcext:value-type="string">
            <text:p>从</text:p>
          </table:table-cell>
        </table:table-row>
        <table:table-row table:style-name="ro1">
          <table:table-cell office:value-type="string" calcext:value-type="string">
            <text:p>倉</text:p>
          </table:table-cell>
        </table:table-row>
        <table:table-row table:style-name="ro1">
          <table:table-cell office:value-type="string" calcext:value-type="string">
            <text:p>𠑹</text:p>
          </table:table-cell>
        </table:table-row>
        <table:table-row table:style-name="ro1">
          <table:table-cell office:value-type="string" calcext:value-type="string">
            <text:p>兔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兮</text:p>
          </table:table-cell>
        </table:table-row>
        <table:table-row table:style-name="ro1">
          <table:table-cell office:value-type="string" calcext:value-type="string">
            <text:p>冂</text:p>
          </table:table-cell>
        </table:table-row>
        <table:table-row table:style-name="ro1">
          <table:table-cell office:value-type="string" calcext:value-type="string">
            <text:p>冃</text:p>
          </table:table-cell>
        </table:table-row>
        <table:table-row table:style-name="ro1"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凡</text:p>
          </table:table-cell>
        </table:table-row>
        <table:table-row table:style-name="ro1"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𪞶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㓞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勹</text:p>
          </table:table-cell>
        </table:table-row>
        <table:table-row table:style-name="ro1">
          <table:table-cell office:value-type="string" calcext:value-type="string">
            <text:p>包</text:p>
          </table:table-cell>
        </table:table-row>
        <table:table-row table:style-name="ro1"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北</text:p>
          </table:table-cell>
        </table:table-row>
        <table:table-row table:style-name="ro1">
          <table:table-cell office:value-type="string" calcext:value-type="string">
            <text:p>匚</text:p>
          </table:table-cell>
        </table:table-row>
        <table:table-row table:style-name="ro1">
          <table:table-cell office:value-type="string" calcext:value-type="string">
            <text:p>匸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𠦍</text:p>
          </table:table-cell>
        </table:table-row>
        <table:table-row table:style-name="ro1">
          <table:table-cell office:value-type="string" calcext:value-type="string">
            <text:p>𠦬</text:p>
          </table:table-cell>
        </table:table-row>
        <table:table-row table:style-name="ro1"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卩</text:p>
          </table:table-cell>
        </table:table-row>
        <table:table-row table:style-name="ro1">
          <table:table-cell office:value-type="string" calcext:value-type="string">
            <text:p>卪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厉</text:p>
          </table:table-cell>
        </table:table-row>
        <table:table-row table:style-name="ro1">
          <table:table-cell office:value-type="string" calcext:value-type="string">
            <text:p>厶</text:p>
          </table:table-cell>
        </table:table-row>
        <table:table-row table:style-name="ro1">
          <table:table-cell office:value-type="string" calcext:value-type="string">
            <text:p>𠫓</text:p>
          </table:table-cell>
        </table:table-row>
        <table:table-row table:style-name="ro1">
          <table:table-cell office:value-type="string" calcext:value-type="string">
            <text:p>厹</text:p>
          </table:table-cell>
        </table:table-row>
        <table:table-row table:style-name="ro1"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厽</text:p>
          </table:table-cell>
        </table:table-row>
        <table:table-row table:style-name="ro1"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𠬜</text:p>
          </table:table-cell>
        </table:table-row>
        <table:table-row table:style-name="ro1">
          <table:table-cell office:value-type="string" calcext:value-type="string">
            <text:p>𠬪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句</text:p>
          </table:table-cell>
        </table:table-row>
        <table:table-row table:style-name="ro1"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吅</text:p>
          </table:table-cell>
        </table:table-row>
        <table:table-row table:style-name="ro1">
          <table:table-cell office:value-type="string" calcext:value-type="string">
            <text:p>喜</text:p>
          </table:table-cell>
        </table:table-row>
        <table:table-row table:style-name="ro1">
          <table:table-cell office:value-type="string" calcext:value-type="string">
            <text:p>㗊</text:p>
          </table:table-cell>
        </table:table-row>
        <table:table-row table:style-name="ro1"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圣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壬</text:p>
          </table:table-cell>
        </table:table-row>
        <table:table-row table:style-name="ro1">
          <table:table-cell office:value-type="string" calcext:value-type="string">
            <text:p>壴</text:p>
          </table:table-cell>
        </table:table-row>
        <table:table-row table:style-name="ro1">
          <table:table-cell office:value-type="string" calcext:value-type="string">
            <text:p>壹</text:p>
          </table:table-cell>
        </table:table-row>
        <table:table-row table:style-name="ro1">
          <table:table-cell office:value-type="string" calcext:value-type="string">
            <text:p>壺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夊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夫</text:p>
          </table:table-cell>
        </table:table-row>
        <table:table-row table:style-name="ro1">
          <table:table-cell office:value-type="string" calcext:value-type="string">
            <text:p>㚔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孚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尣</text:p>
          </table:table-cell>
        </table:table-row>
        <table:table-row table:style-name="ro1"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尾</text:p>
          </table:table-cell>
        </table:table-row>
        <table:table-row table:style-name="ro1"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屰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屵</text:p>
          </table:table-cell>
        </table:table-row>
        <table:table-row table:style-name="ro1">
          <table:table-cell office:value-type="string" calcext:value-type="string">
            <text:p>屾</text:p>
          </table:table-cell>
        </table:table-row>
        <table:table-row table:style-name="ro1">
          <table:table-cell office:value-type="string" calcext:value-type="string">
            <text:p>嵬</text:p>
          </table:table-cell>
        </table:table-row>
        <table:table-row table:style-name="ro1">
          <table:table-cell office:value-type="string" calcext:value-type="string">
            <text:p>巜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𡿮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幵</text:p>
          </table:table-cell>
        </table:table-row>
        <table:table-row table:style-name="ro1"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廴</text:p>
          </table:table-cell>
        </table:table-row>
        <table:table-row table:style-name="ro1"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𢎘</text:p>
          </table:table-cell>
        </table:table-row>
        <table:table-row table:style-name="ro1">
          <table:table-cell office:value-type="string" calcext:value-type="string">
            <text:p>弜</text:p>
          </table:table-cell>
        </table:table-row>
        <table:table-row table:style-name="ro1">
          <table:table-cell office:value-type="string" calcext:value-type="string">
            <text:p>彑</text:p>
          </table:table-cell>
        </table:table-row>
        <table:table-row table:style-name="ro1">
          <table:table-cell office:value-type="string" calcext:value-type="string">
            <text:p>彡</text:p>
          </table:table-cell>
        </table:table-row>
        <table:table-row table:style-name="ro1"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忄</text:p>
          </table:table-cell>
        </table:table-row>
        <table:table-row table:style-name="ro1">
          <table:table-cell office:value-type="string" calcext:value-type="string">
            <text:p>惢</text:p>
          </table:table-cell>
        </table:table-row>
        <table:table-row table:style-name="ro1"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戉</text:p>
          </table:table-cell>
        </table:table-row>
        <table:table-row table:style-name="ro1">
          <table:table-cell office:value-type="string" calcext:value-type="string">
            <text:p>戶</text:p>
          </table:table-cell>
        </table:table-row>
        <table:table-row table:style-name="ro1"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扌</text:p>
          </table:table-cell>
        </table:table-row>
        <table:table-row table:style-name="ro1"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攴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㫃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旦</text:p>
          </table:table-cell>
        </table:table-row>
        <table:table-row table:style-name="ro1">
          <table:table-cell office:value-type="string" calcext:value-type="string">
            <text:p>𣆪</text:p>
          </table:table-cell>
        </table:table-row>
        <table:table-row table:style-name="ro1">
          <table:table-cell office:value-type="string" calcext:value-type="string">
            <text:p>晶</text:p>
          </table:table-cell>
        </table:table-row>
        <table:table-row table:style-name="ro1"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朩</text:p>
          </table:table-cell>
        </table:table-row>
        <table:table-row table:style-name="ro1">
          <table:table-cell office:value-type="string" calcext:value-type="string">
            <text:p>𣎵</text:p>
          </table:table-cell>
        </table:table-row>
        <table:table-row table:style-name="ro1">
          <table:table-cell office:value-type="string" calcext:value-type="string">
            <text:p>束</text:p>
          </table:table-cell>
        </table:table-row>
        <table:table-row table:style-name="ro1">
          <table:table-cell office:value-type="string" calcext:value-type="string">
            <text:p>林</text:p>
          </table:table-cell>
        </table:table-row>
        <table:table-row table:style-name="ro1">
          <table:table-cell office:value-type="string" calcext:value-type="string">
            <text:p>桀</text:p>
          </table:table-cell>
        </table:table-row>
        <table:table-row table:style-name="ro1"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歺</text:p>
          </table:table-cell>
        </table:table-row>
        <table:table-row table:style-name="ro1"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㸚</text:p>
          </table:table-cell>
        </table:table-row>
        <table:table-row table:style-name="ro1">
          <table:table-cell office:value-type="string" calcext:value-type="string">
            <text:p>丬</text:p>
          </table:table-cell>
        </table:table-row>
        <table:table-row table:style-name="ro1"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𤤴</text:p>
          </table:table-cell>
        </table:table-row>
        <table:table-row table:style-name="ro1">
          <table:table-cell office:value-type="string" calcext:value-type="string">
            <text:p>珡</text:p>
          </table:table-cell>
        </table:table-row>
        <table:table-row table:style-name="ro1"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申</text:p>
          </table:table-cell>
        </table:table-row>
        <table:table-row table:style-name="ro1">
          <table:table-cell office:value-type="string" calcext:value-type="string">
            <text:p>甶</text:p>
          </table:table-cell>
        </table:table-row>
        <table:table-row table:style-name="ro1">
          <table:table-cell office:value-type="string" calcext:value-type="string">
            <text:p>男</text:p>
          </table:table-cell>
        </table:table-row>
        <table:table-row table:style-name="ro1">
          <table:table-cell office:value-type="string" calcext:value-type="string">
            <text:p>異</text:p>
          </table:table-cell>
        </table:table-row>
        <table:table-row table:style-name="ro1">
          <table:table-cell office:value-type="string" calcext:value-type="string">
            <text:p>疒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皀</text:p>
          </table:table-cell>
        </table:table-row>
        <table:table-row table:style-name="ro1"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𥄕</text:p>
          </table:table-cell>
        </table:table-row>
        <table:table-row table:style-name="ro1"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𥝌</text:p>
          </table:table-cell>
        </table:table-row>
        <table:table-row table:style-name="ro1"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䇂</text:p>
          </table:table-cell>
        </table:table-row>
        <table:table-row table:style-name="ro1"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箕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糸</text:p>
          </table:table-cell>
        </table:table-row>
        <table:table-row table:style-name="ro1">
          <table:table-cell office:value-type="string" calcext:value-type="string">
            <text:p>纟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𦘒</text:p>
          </table:table-cell>
        </table:table-row>
        <table:table-row table:style-name="ro1"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𦣻</text:p>
          </table:table-cell>
        </table:table-row>
        <table:table-row table:style-name="ro1"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𦥑</text:p>
          </table:table-cell>
        </table:table-row>
        <table:table-row table:style-name="ro1"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舍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虍</text:p>
          </table:table-cell>
        </table:table-row>
        <table:table-row table:style-name="ro1"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䖵</text:p>
          </table:table-cell>
        </table:table-row>
        <table:table-row table:style-name="ro1"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誩</text:p>
          </table:table-cell>
        </table:table-row>
        <table:table-row table:style-name="ro1"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豊</text:p>
          </table:table-cell>
        </table:table-row>
        <table:table-row table:style-name="ro1"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象</text:p>
          </table:table-cell>
        </table:table-row>
        <table:table-row table:style-name="ro1"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貝</text:p>
          </table:table-cell>
        </table:table-row>
        <table:table-row table:style-name="ro1">
          <table:table-cell office:value-type="string" calcext:value-type="string">
            <text:p>贝</text:p>
          </table:table-cell>
        </table:table-row>
        <table:table-row table:style-name="ro1"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車</text:p>
          </table:table-cell>
        </table:table-row>
        <table:table-row table:style-name="ro1">
          <table:table-cell office:value-type="string" calcext:value-type="string">
            <text:p>车</text:p>
          </table:table-cell>
        </table:table-row>
        <table:table-row table:style-name="ro1"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辵</text:p>
          </table:table-cell>
        </table:table-row>
        <table:table-row table:style-name="ro1"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長</text:p>
          </table:table-cell>
        </table:table-row>
        <table:table-row table:style-name="ro1">
          <table:table-cell office:value-type="string" calcext:value-type="string">
            <text:p>門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𨸏</text:p>
          </table:table-cell>
        </table:table-row>
        <table:table-row table:style-name="ro1"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雈</text:p>
          </table:table-cell>
        </table:table-row>
        <table:table-row table:style-name="ro1"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頁</text:p>
          </table:table-cell>
        </table:table-row>
        <table:table-row table:style-name="ro1"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馬</text:p>
          </table:table-cell>
        </table:table-row>
        <table:table-row table:style-name="ro1"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𩰲</text:p>
          </table:table-cell>
        </table:table-row>
        <table:table-row table:style-name="ro1"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麥</text:p>
          </table:table-cell>
        </table:table-row>
        <table:table-row table:style-name="ro1"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黃</text:p>
          </table:table-cell>
        </table:table-row>
        <table:table-row table:style-name="ro1"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齒</text:p>
          </table:table-cell>
        </table:table-row>
        <table:table-row table:style-name="ro1">
          <table:table-cell office:value-type="string" calcext:value-type="string">
            <text:p>龜</text:p>
          </table:table-cell>
        </table:table-row>
        <table:table-row table:style-name="ro1">
          <table:table-cell office:value-type="string" calcext:value-type="string">
            <text:p>龠</text:p>
          </table:table-cell>
        </table:table-row>
      </table:table>
      <table:named-expressions/>
      <table:database-ranges>
        <table:database-range table:name="__Anonymous_Sheet_DB__0" table:target-range-address="'zi_parts-WIP'.A1:'zi_parts-WIP'.F286">
          <table:sort>
            <table:sort-by table:field-number="5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1" table:target-range-address="zi_parts_20240120.A1:zi_parts_20240120.G1048576">
          <table:sort>
            <table:sort-by table:field-number="6" table:order="descending" table:data-type="automatic"/>
          </table:sort>
        </table:database-range>
        <table:database-range table:name="__Anonymous_Sheet_DB__2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7T13:16:53.334000000</dc:date>
    <meta:editing-duration>P4DT6H48M29S</meta:editing-duration>
    <meta:editing-cycles>118</meta:editing-cycles>
    <meta:generator>LibreOffice/7.4.4.2$Windows_X86_64 LibreOffice_project/85569322deea74ec9134968a29af2df5663baa21</meta:generator>
    <meta:document-statistic meta:table-count="3" meta:cell-count="2478" meta:object-count="0"/>
    <meta:user-defined meta:name="date">YYYY-01-DDT23:44:31.815</meta:user-defined>
  </office:meta>
</office:document-meta>
</file>